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When used as a declaration modifier, the new keyword explicitly hides a member that is inherited from a base class. When you hide an inherited member, the derived version of the member replaces the base class version. Although you can hide members without using the new modifier, you get a compiler warning. If you use new to explicitly hide a member, it suppresses this warning.</text:span></text:p>
      <text:p text:style-name="P1"><text:span text:style-name="T1"/></text:p>
      <text:p text:style-name="P1"><text:span text:style-name="T1">You can also use the new keyword to create an instance of a type or as a generic type constraint.</text:span></text:p>
      <text:p text:style-name="P1"><text:span text:style-name="T1"/></text:p>
      <text:p text:style-name="P1"><text:span text:style-name="T1">new.cs hide's an inherited member, declare it in the derived class by using the same member name, and modify it with the new keyword.</text:span></text:p>
      <text:p text:style-name="P1"><text:span text:style-name="T1">In this example, BaseC.Invoke is hidden by DerivedC.Invoke. The field x is not affected because it is not hidden by a similar name.</text:span></text:p>
      <text:p text:style-name="P1"><text:span text:style-name="T1"/></text:p>
      <text:p text:style-name="P1"><text:span text:style-name="T1">Name hiding through inheritance takes one of the following forms:</text:span></text:p>
      <text:p text:style-name="P1"><text:span text:style-name="T1"/></text:p>
      <text:p text:style-name="P1"><text:span text:style-name="T1">Generally, a constant, field, property, or type that is introduced in a class or struct hides all base class members that share its name. There are special cases. For example, if you declare a new field with name N to have a type that is not invocable, and a base type declares N to be a method, the new field does not hide the base declaration in invocation syntax. For more information, see the Member lookup section of the C# language specification.</text:span></text:p>
      <text:p text:style-name="P1"><text:span text:style-name="T1"/></text:p>
      <text:p text:style-name="P1"><text:span text:style-name="T1">A method introduced in a class or struct hides properties, fields, and types that share that name in the base class. It also hides all base class methods that have the same signature.</text:span></text:p>
      <text:p text:style-name="P1"><text:span text:style-name="T1"/></text:p>
      <text:p text:style-name="P1"><text:span text:style-name="T1">An indexer introduced in a class or struct hides all base class indexers that have the same signature.</text:span></text:p>
      <text:p text:style-name="P1"><text:span text:style-name="T1"/></text:p>
      <text:p text:style-name="P1"><text:span text:style-name="T1">It is an error to use both new and override on the same member, because the two modifiers have mutually exclusive meanings. The new modifier creates a new member with the same name and causes the original member to become hidden. The override modifier extends the implementation for an inherited member.</text:span></text:p>
      <text:p text:style-name="P1"><text:span text:style-name="T1"/></text:p>
      <text:p text:style-name="P1"><text:span text:style-name="T1">Using the new modifier in a declaration that does not hide an inherited member generates a warning.</text:span></text:p>
      <text:p text:style-name="P1"><text:span text:style-name="T1"/></text:p>
      <text:p text:style-name="P1"><text:span text:style-name="T1"/></text:p>
      <text:p text:style-name="P1"><text:span text:style-name="T1">use of new.cs demonstrate's a base class, BaseC, and a derived class, DerivedC, using the same field name x, which hides the value of the inherited field. The example demonstrates the use of the new modifier. It also demonstrates how to access the hidden members of the base class by using their fully qualified names.</text:span></text:p>
      <text:p text:style-name="P1"><text:span text:style-name="T1">use of new(eliminate warning).cs demonstrate's a nested class hiding a class that has the same name in the base class. The example demonstrates how to use the new modifier to eliminate the warning message and how to access the hidden class members by using their fully qualified name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